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4" style:family="paragraph" style:parent-style-name="Standard">
      <style:text-properties style:font-name="Calibri" fo:font-size="12pt" fo:font-style="italic" style:font-size-asian="12pt" style:font-style-asian="italic" style:font-size-complex="12pt" style:font-style-complex="italic"/>
    </style:style>
    <style:style style:name="P5" style:family="paragraph" style:parent-style-name="Standard">
      <style:paragraph-properties fo:break-before="page"/>
      <style:text-properties style:font-name="Calibri" fo:font-size="12pt" style:font-size-asian="12pt" style:font-size-complex="12pt"/>
    </style:style>
    <style:style style:name="P6" style:family="paragraph" style:parent-style-name="Standard">
      <style:paragraph-properties fo:margin-top="0cm" fo:margin-bottom="0.199cm"/>
      <style:text-properties style:font-name="Calibri" fo:font-size="12pt" style:font-size-asian="12pt" style:font-size-complex="12pt"/>
    </style:style>
    <style:style style:name="P7" style:family="paragraph" style:parent-style-name="Standard" style:list-style-name="L1">
      <style:paragraph-properties fo:margin-top="0cm" fo:margin-bottom="0.199cm"/>
      <style:text-properties style:font-name="Calibri" fo:font-size="12pt" style:font-size-asian="12pt" style:font-size-complex="12pt"/>
    </style:style>
    <style:style style:name="T1" style:family="text">
      <style:text-properties fo:color="#009933" fo:font-weight="bold" style:font-weight-asian="bold" style:font-weight-complex="bold"/>
    </style:style>
    <style:style style:name="T2" style:family="text">
      <style:text-properties fo:color="#0066ff" fo:font-weight="bold" style:font-weight-asian="bold" style:font-weight-complex="bold"/>
    </style:style>
    <style:style style:name="T3" style:family="text">
      <style:text-properties fo:background-color="#eeeeee"/>
    </style:style>
    <style:style style:name="T4" style:family="text">
      <style:text-properties fo:color="#009900" fo:font-weight="bold" style:font-weight-asian="bold" style:font-weight-complex="bold"/>
    </style:style>
    <style:style style:name="T5" style:family="text">
      <style:text-properties fo:background-color="#ffff99"/>
    </style:style>
    <style:style style:name="T6" style:family="text">
      <style:text-properties fo:background-color="#aec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BD03.</text:p>
      <text:p text:style-name="P3">Detalles de la tarea de esta unidad.</text:p>
      <text:p text:style-name="P3">Enunciado.</text:p>
      <text:p text:style-name="P1"/>
      <text:p text:style-name="P4">Lee atentamente la siguiente especificación de requerimientos:</text:p>
      <text:p text:style-name="P1"/>
      <text:p text:style-name="P6">Una empresa nos pide crear un único entorno de ejecución que controle la seguridad de acceso para todas sus aplicaciones informáticas. Para ello considera conveniente dividir sus aplicaciones en subsistemas funcionales especializados y establecer el control de acceso al nivel de estos subsistemas. Se desarrollará un motor de ejecución que, tomando como parámetros los contenidos de la BD, controlará la ejecución de los subsistemas y el acceso a los mismos. Este motor se hará cargo también de la navegación dentro de los subsistemas. Profundizando en este enfoque, se establecen los siguientes requisitos:</text:p>
      <text:list xml:id="list7598644108808209697" text:style-name="L1">
        <text:list-item>
          <text:p text:style-name="P7">La unidad básica de acceso a los subsistemas es el denominado <text:span text:style-name="T1">PERFIL</text:span> de acceso. Un <text:span text:style-name="T1">USUARIO</text:span> tendrá acceso a todos los <text:span text:style-name="T1">SUBSISTEMAS</text:span> a los que permiten acceder los distintos perfiles de que disfruta (al menos uno). Un perfil permite el acceso de al menos un subsistema y para cualquier subsistema habrá siempre un perfil que permita acceder al mismo.</text:p>
        </text:list-item>
        <text:list-item>
          <text:p text:style-name="P7">De cada usuario se mantiene el <text:span text:style-name="T2">DNI, nombre, teléfono y terminales</text:span> en que trabaja.</text:p>
        </text:list-item>
        <text:list-item>
          <text:p text:style-name="P7">De todos los perfiles de acceso, lo mismo que de los subsistemas, se mantiene un <text:span text:style-name="T2">código</text:span> y una <text:span text:style-name="T2">descripción</text:span>. De los subsistemas, se mantiene además la <text:span text:style-name="T4">VENTANA</text:span> en que arranca.</text:p>
        </text:list-item>
        <text:list-item>
          <text:p text:style-name="P7">Las ventanas están compuestas por controles;<text:span text:style-name="T6"> toda ventana tendrá un control que permita cerrarla.</text:span><text:span text:style-name="T3"> </text:span>Todo control ha de emplearse en alguna ventana y el mismo control puede ser empleado en distintas ventanas. De las ventanas y <text:span text:style-name="T4">CONTROLES</text:span> se mantiene también un código y una descripción.</text:p>
        </text:list-item>
        <text:list-item>
          <text:p text:style-name="P7">Los <text:span text:style-name="T4">CONTROLES</text:span> pueden ser de dos tipos: botones o ítems de menú. Para soportar la estructura jerárquica de <text:span text:style-name="T4">MENÚS</text:span>, <text:span text:style-name="T5">de un ítem de menú pueden depender otros ítems, pero no puede darse la situación de que el mismo ítem dependa de varios ítems.</text:span> En los ítems de menú se ha de mantener forzosamente el texto que se visualizará en pantalla. De los controles de tipo botón se mantiene el nombre del icono que opcionalmente se visualizará.</text:p>
        </text:list-item>
        <text:list-item>
          <text:p text:style-name="P7">La activación de un control tiene como consecuencia la ejecución de una única acción <text:span text:style-name="T6">(todo control ejecutará una acción al menos</text:span>). Una acción requiere siempre un control que pueda ejecutarla. De las acciones se mantiene el código y <text:s/>la descripción.</text:p>
        </text:list-item>
        <text:list-item>
          <text:p text:style-name="P7">Las acciones pueden ser de dos tipos, de función y de llamada. Las acciones de función ejecutan una función interna del propio entorno (de la que se ha de guardar el nombre). Las acciones de llamada invocan una única ventana</text:p>
        </text:list-item>
      </text:list>
      <text:p text:style-name="P1"/>
      <text:p text:style-name="P5"/>
      <text:p text:style-name="P2">Completa el siguiente apartados:</text:p>
      <text:p text:style-name="P1"/>
      <text:p text:style-name="P1">Según la especificación de requerimientos, elabora Diagrama Entidad Relación Extendido correspondiente.</text:p>
      <text:p text:style-name="P1"/>
      <text:p text:style-name="P4">Lo que debes entregar:</text:p>
      <text:p text:style-name="P1"/>
      <text:p text:style-name="P1">El diagrama Entidad-Relación o esquema conceptual extendido que responda a todos y cada uno de los requerimientos estipulados, utilizando correctamente la notación elegida. Este diagrama puede generarse con cualquier aplicación software capaz de representar la simbología del modelo (Dia, CaseStudio, Toad Data Modeler,...). El esquema debe guardarse en formato de im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0M7S</meta:editing-duration>
    <meta:editing-cycles>8</meta:editing-cycles>
    <meta:generator>OpenOffice/4.1.6$Win32 OpenOffice.org_project/416m1$Build-9790</meta:generator>
    <dc:date>2020-12-06T11:31:19.18</dc:date>
    <meta:document-statistic meta:table-count="0" meta:image-count="0" meta:object-count="0" meta:page-count="2" meta:paragraph-count="16" meta:word-count="491" meta:character-count="3050"/>
    <meta:user-defined meta:name="Info 1"/>
    <meta:user-defined meta:name="Info 2"/>
    <meta:user-defined meta:name="Info 3"/>
    <meta:user-defined meta:name="Info 4"/>
  </office:meta>
</office:document-meta>
</file>